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4.55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0.4375in"/>
    </style:style>
    <style:style style:name="Table1.C" style:family="table-column">
      <style:table-column-properties style:column-width="0.625in"/>
    </style:style>
    <style:style style:name="Table1.D" style:family="table-column">
      <style:table-column-properties style:column-width="4.8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text-properties officeooo:rsid="001f919b" officeooo:paragraph-rsid="001f919b"/>
    </style:style>
    <style:style style:name="P11" style:family="paragraph" style:parent-style-name="Table_20_Contents">
      <style:text-properties officeooo:rsid="001f919b" officeooo:paragraph-rsid="00399d76"/>
    </style:style>
    <style:style style:name="P12" style:family="paragraph" style:parent-style-name="Table_20_Contents">
      <style:text-properties officeooo:rsid="00226060" officeooo:paragraph-rsid="00226060"/>
    </style:style>
    <style:style style:name="P13" style:family="paragraph" style:parent-style-name="Table_20_Contents">
      <style:paragraph-properties fo:text-align="center" style:justify-single-word="false"/>
      <style:text-properties officeooo:rsid="00226060" officeooo:paragraph-rsid="0030ddb3"/>
    </style:style>
    <style:style style:name="P14" style:family="paragraph" style:parent-style-name="Table_20_Contents">
      <style:paragraph-properties fo:text-align="center" style:justify-single-word="false"/>
      <style:text-properties officeooo:rsid="00226060" officeooo:paragraph-rsid="0028730f"/>
    </style:style>
    <style:style style:name="P15" style:family="paragraph" style:parent-style-name="Table_20_Contents">
      <style:paragraph-properties fo:text-align="center" style:justify-single-word="false"/>
      <style:text-properties officeooo:rsid="00226060" officeooo:paragraph-rsid="00226060"/>
    </style:style>
    <style:style style:name="P16" style:family="paragraph" style:parent-style-name="Table_20_Contents">
      <style:text-properties officeooo:rsid="0026ad05" officeooo:paragraph-rsid="0026ad05"/>
    </style:style>
    <style:style style:name="P17" style:family="paragraph" style:parent-style-name="Table_20_Contents">
      <style:paragraph-properties fo:text-align="center" style:justify-single-word="false"/>
      <style:text-properties officeooo:rsid="0026ad05" officeooo:paragraph-rsid="0026ad05"/>
    </style:style>
    <style:style style:name="P18" style:family="paragraph" style:parent-style-name="Table_20_Contents">
      <style:paragraph-properties fo:text-align="center" style:justify-single-word="false"/>
      <style:text-properties officeooo:rsid="0027eec7" officeooo:paragraph-rsid="0027eec7"/>
    </style:style>
    <style:style style:name="P19" style:family="paragraph" style:parent-style-name="Table_20_Contents">
      <style:paragraph-properties fo:text-align="center" style:justify-single-word="false"/>
      <style:text-properties officeooo:rsid="0028730f" officeooo:paragraph-rsid="0028730f"/>
    </style:style>
    <style:style style:name="P20" style:family="paragraph" style:parent-style-name="Table_20_Contents">
      <style:text-properties officeooo:rsid="002af211" officeooo:paragraph-rsid="002af211"/>
    </style:style>
    <style:style style:name="P21" style:family="paragraph" style:parent-style-name="Table_20_Contents">
      <style:paragraph-properties fo:text-align="center" style:justify-single-word="false"/>
      <style:text-properties officeooo:rsid="002af211" officeooo:paragraph-rsid="0030ddb3"/>
    </style:style>
    <style:style style:name="P22" style:family="paragraph" style:parent-style-name="Table_20_Contents">
      <style:paragraph-properties fo:text-align="center" style:justify-single-word="false"/>
      <style:text-properties officeooo:rsid="002af211" officeooo:paragraph-rsid="002af211"/>
    </style:style>
    <style:style style:name="P23" style:family="paragraph" style:parent-style-name="Table_20_Contents">
      <style:text-properties officeooo:rsid="0030ddb3" officeooo:paragraph-rsid="0030ddb3"/>
    </style:style>
    <style:style style:name="P24" style:family="paragraph" style:parent-style-name="Table_20_Contents">
      <style:paragraph-properties fo:text-align="center" style:justify-single-word="false"/>
      <style:text-properties officeooo:rsid="0030ddb3" officeooo:paragraph-rsid="0030ddb3"/>
    </style:style>
    <style:style style:name="P25" style:family="paragraph" style:parent-style-name="Table_20_Contents">
      <style:text-properties officeooo:rsid="00399d76" officeooo:paragraph-rsid="00399d76"/>
    </style:style>
    <style:style style:name="P26" style:family="paragraph" style:parent-style-name="Table_20_Contents">
      <style:paragraph-properties fo:text-align="center" style:justify-single-word="false"/>
      <style:text-properties officeooo:rsid="00399d76" officeooo:paragraph-rsid="00399d76"/>
    </style:style>
    <style:style style:name="P27" style:family="paragraph" style:parent-style-name="Table_20_Contents">
      <style:paragraph-properties fo:text-align="center" style:justify-single-word="false"/>
      <style:text-properties officeooo:rsid="0043a695" officeooo:paragraph-rsid="0043a695"/>
    </style:style>
    <style:style style:name="P28" style:family="paragraph" style:parent-style-name="Table_20_Contents">
      <style:text-properties officeooo:rsid="0043a695" officeooo:paragraph-rsid="0043a695"/>
    </style:style>
    <style:style style:name="P29" style:family="paragraph" style:parent-style-name="Table_20_Contents">
      <style:paragraph-properties fo:text-align="center" style:justify-single-word="false"/>
      <style:text-properties officeooo:rsid="0051ea79" officeooo:paragraph-rsid="0051ea79"/>
    </style:style>
    <style:style style:name="P30" style:family="paragraph" style:parent-style-name="Table_20_Contents">
      <style:text-properties officeooo:rsid="0051ea79" officeooo:paragraph-rsid="0051ea79"/>
    </style:style>
    <style:style style:name="P31" style:family="paragraph" style:parent-style-name="Table_20_Contents">
      <style:paragraph-properties fo:text-align="center" style:justify-single-word="false"/>
      <style:text-properties officeooo:rsid="0055ef91" officeooo:paragraph-rsid="0055ef91"/>
    </style:style>
    <style:style style:name="P32" style:family="paragraph" style:parent-style-name="Table_20_Contents">
      <style:text-properties officeooo:rsid="0055ef91" officeooo:paragraph-rsid="0055ef91"/>
    </style:style>
    <style:style style:name="P33" style:family="paragraph" style:parent-style-name="Standard">
      <style:text-properties officeooo:rsid="0018d6b2" officeooo:paragraph-rsid="0018d6b2"/>
    </style:style>
    <style:style style:name="P34" style:family="paragraph" style:parent-style-name="Standard">
      <loext:graphic-properties draw:fill="solid" draw:fill-color="#ffffff" draw:opacity="100%"/>
      <style:paragraph-properties fo:background-color="#ffffff"/>
      <style:text-properties officeooo:paragraph-rsid="001dccec"/>
    </style:style>
    <style:style style:name="P35" style:family="paragraph" style:parent-style-name="Standard">
      <loext:graphic-properties draw:fill="solid" draw:fill-color="#ffffff" draw:opacity="100%"/>
      <style:paragraph-properties fo:background-color="#ffffff"/>
      <style:text-properties officeooo:rsid="003b5111" officeooo:paragraph-rsid="003b5111"/>
    </style:style>
    <style:style style:name="P36"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37" style:family="paragraph" style:parent-style-name="Text_20_body">
      <style:text-properties officeooo:rsid="0018d6b2" officeooo:paragraph-rsid="0018d6b2"/>
    </style:style>
    <style:style style:name="P38" style:family="paragraph" style:parent-style-name="Text_20_body">
      <style:text-properties officeooo:paragraph-rsid="0018d6b2"/>
    </style:style>
    <style:style style:name="P39" style:family="paragraph" style:parent-style-name="Text_20_body">
      <style:text-properties officeooo:rsid="001a3cf7" officeooo:paragraph-rsid="001a3cf7"/>
    </style:style>
    <style:style style:name="P40" style:family="paragraph" style:parent-style-name="Text_20_body">
      <style:text-properties officeooo:rsid="001c2fdc" officeooo:paragraph-rsid="001c2fdc"/>
    </style:style>
    <style:style style:name="P41" style:family="paragraph" style:parent-style-name="Text_20_body">
      <style:text-properties officeooo:rsid="001dccec" officeooo:paragraph-rsid="001dccec"/>
    </style:style>
    <style:style style:name="P42" style:family="paragraph" style:parent-style-name="Text_20_body">
      <style:text-properties officeooo:paragraph-rsid="001dccec"/>
    </style:style>
    <style:style style:name="P43" style:family="paragraph" style:parent-style-name="Text_20_body">
      <style:text-properties officeooo:rsid="0027f2da" officeooo:paragraph-rsid="0027f2da"/>
    </style:style>
    <style:style style:name="P44" style:family="paragraph" style:parent-style-name="Text_20_body">
      <style:text-properties officeooo:paragraph-rsid="0028730f"/>
    </style:style>
    <style:style style:name="P45" style:family="paragraph" style:parent-style-name="Text_20_body">
      <style:text-properties officeooo:rsid="002a7199" officeooo:paragraph-rsid="002a7199"/>
    </style:style>
    <style:style style:name="P46" style:family="paragraph" style:parent-style-name="Text_20_body">
      <style:text-properties officeooo:paragraph-rsid="002a7199"/>
    </style:style>
    <style:style style:name="P47" style:family="paragraph" style:parent-style-name="Text_20_body">
      <style:text-properties officeooo:rsid="002af211" officeooo:paragraph-rsid="002af211"/>
    </style:style>
    <style:style style:name="P48" style:family="paragraph" style:parent-style-name="Text_20_body">
      <style:text-properties officeooo:rsid="002c93f9" officeooo:paragraph-rsid="002c93f9"/>
    </style:style>
    <style:style style:name="P49" style:family="paragraph" style:parent-style-name="Text_20_body">
      <style:text-properties officeooo:rsid="002d9cf7" officeooo:paragraph-rsid="002d9cf7"/>
    </style:style>
    <style:style style:name="P50" style:family="paragraph" style:parent-style-name="Text_20_body">
      <style:text-properties officeooo:rsid="002fc9f9" officeooo:paragraph-rsid="002fc9f9"/>
    </style:style>
    <style:style style:name="P51" style:family="paragraph" style:parent-style-name="Text_20_body">
      <style:text-properties officeooo:rsid="0030ddb3" officeooo:paragraph-rsid="0030ddb3"/>
    </style:style>
    <style:style style:name="P52" style:family="paragraph" style:parent-style-name="Text_20_body">
      <style:text-properties officeooo:rsid="00332932" officeooo:paragraph-rsid="00332932"/>
    </style:style>
    <style:style style:name="P53" style:family="paragraph" style:parent-style-name="Text_20_body">
      <style:text-properties officeooo:rsid="00399d76" officeooo:paragraph-rsid="00399d76"/>
    </style:style>
    <style:style style:name="P54" style:family="paragraph" style:parent-style-name="Text_20_body">
      <style:text-properties officeooo:rsid="003b5111" officeooo:paragraph-rsid="003b5111"/>
    </style:style>
    <style:style style:name="P55" style:family="paragraph" style:parent-style-name="Text_20_body">
      <style:text-properties officeooo:rsid="003ba28f" officeooo:paragraph-rsid="003ba28f"/>
    </style:style>
    <style:style style:name="P56" style:family="paragraph" style:parent-style-name="Text_20_body">
      <style:text-properties officeooo:rsid="003c3116" officeooo:paragraph-rsid="003c3116"/>
    </style:style>
    <style:style style:name="P57" style:family="paragraph" style:parent-style-name="Text_20_body">
      <style:text-properties style:font-name="Liberation Sans" fo:font-size="16pt" fo:font-weight="bold" style:font-size-asian="16pt" style:font-weight-asian="bold" style:font-size-complex="16pt" style:font-weight-complex="bold"/>
    </style:style>
    <style:style style:name="P58" style:family="paragraph" style:parent-style-name="Text_20_body">
      <style:text-properties officeooo:rsid="003d3e8a" officeooo:paragraph-rsid="003d3e8a"/>
    </style:style>
    <style:style style:name="P59" style:family="paragraph" style:parent-style-name="Text_20_body">
      <style:text-properties officeooo:rsid="004043ee" officeooo:paragraph-rsid="004043ee"/>
    </style:style>
    <style:style style:name="P60" style:family="paragraph" style:parent-style-name="Text_20_body">
      <style:text-properties officeooo:rsid="00434288" officeooo:paragraph-rsid="00434288"/>
    </style:style>
    <style:style style:name="P61" style:family="paragraph" style:parent-style-name="Text_20_body">
      <style:text-properties fo:font-style="normal" officeooo:rsid="0018d6b2" officeooo:paragraph-rsid="0018d6b2" style:font-style-asian="normal" style:font-style-complex="normal"/>
    </style:style>
    <style:style style:name="P62" style:family="paragraph" style:parent-style-name="Text_20_body">
      <style:text-properties fo:font-style="normal" officeooo:rsid="001a3cf7" officeooo:paragraph-rsid="001a3cf7" style:font-style-asian="normal" style:font-style-complex="normal"/>
    </style:style>
    <style:style style:name="P63" style:family="paragraph" style:parent-style-name="Text_20_body">
      <style:text-properties officeooo:rsid="0023f80a" officeooo:paragraph-rsid="0023f80a"/>
    </style:style>
    <style:style style:name="P64"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65" style:family="paragraph" style:parent-style-name="Preformatted_20_Text">
      <loext:graphic-properties draw:fill="solid" draw:fill-color="#ffffff" draw:opacity="100%"/>
      <style:paragraph-properties fo:background-color="#ffffff"/>
      <style:text-properties fo:color="#000000" officeooo:rsid="0030ddb3" officeooo:paragraph-rsid="0030ddb3"/>
    </style:style>
    <style:style style:name="P66" style:family="paragraph" style:parent-style-name="Preformatted_20_Text">
      <loext:graphic-properties draw:fill="solid" draw:fill-color="#ffffff" draw:opacity="100%"/>
      <style:paragraph-properties fo:background-color="#ffffff"/>
      <style:text-properties fo:color="#000000" officeooo:paragraph-rsid="0030ddb3"/>
    </style:style>
    <style:style style:name="P67"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68" style:family="paragraph" style:parent-style-name="Preformatted_20_Text">
      <style:text-properties officeooo:paragraph-rsid="0018d6b2"/>
    </style:style>
    <style:style style:name="P69" style:family="paragraph" style:parent-style-name="Preformatted_20_Text">
      <style:text-properties officeooo:paragraph-rsid="001a3cf7"/>
    </style:style>
    <style:style style:name="P70" style:family="paragraph" style:parent-style-name="Preformatted_20_Text">
      <style:text-properties officeooo:rsid="001dccec" officeooo:paragraph-rsid="001dccec"/>
    </style:style>
    <style:style style:name="P71" style:family="paragraph" style:parent-style-name="Preformatted_20_Text">
      <style:text-properties officeooo:rsid="003ba28f" officeooo:paragraph-rsid="003ba28f"/>
    </style:style>
    <style:style style:name="P72" style:family="paragraph" style:parent-style-name="Preformatted_20_Text">
      <style:text-properties fo:font-style="normal" officeooo:rsid="001a3cf7" officeooo:paragraph-rsid="001a3cf7" style:font-style-asian="normal" style:font-style-complex="normal"/>
    </style:style>
    <style:style style:name="P73"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74" style:family="paragraph" style:parent-style-name="Subtitle">
      <style:text-properties officeooo:rsid="022dda61" officeooo:paragraph-rsid="00567114"/>
    </style:style>
    <style:style style:name="P75" style:family="paragraph" style:parent-style-name="Text_20_body" style:list-style-name="L1">
      <style:text-properties officeooo:rsid="002af211" officeooo:paragraph-rsid="002af211"/>
    </style:style>
    <style:style style:name="P76" style:family="paragraph" style:parent-style-name="Heading_20_1">
      <style:text-properties officeooo:rsid="003b5111" officeooo:paragraph-rsid="003b5111"/>
    </style:style>
    <style:style style:name="P77" style:family="paragraph" style:parent-style-name="Heading_20_1">
      <style:text-properties officeooo:rsid="001dccec" officeooo:paragraph-rsid="001dccec"/>
    </style:style>
    <style:style style:name="P78" style:family="paragraph" style:parent-style-name="Heading_20_1">
      <style:text-properties officeooo:rsid="003c3116" officeooo:paragraph-rsid="003c3116"/>
    </style:style>
    <style:style style:name="P79" style:family="paragraph" style:parent-style-name="Heading_20_1">
      <style:text-properties officeooo:paragraph-rsid="00399d76"/>
    </style:style>
    <style:style style:name="P80" style:family="paragraph" style:parent-style-name="Heading_20_3">
      <style:text-properties officeooo:rsid="002af211" officeooo:paragraph-rsid="002af211"/>
    </style:style>
    <style:style style:name="P81" style:family="paragraph" style:parent-style-name="Heading_20_2">
      <style:text-properties officeooo:rsid="001dccec" officeooo:paragraph-rsid="001dccec"/>
    </style:style>
    <style:style style:name="P82" style:family="paragraph" style:parent-style-name="Heading_20_2">
      <style:text-properties officeooo:rsid="001dccec" officeooo:paragraph-rsid="00226060"/>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style:font-name="Liberation Mono" fo:font-size="9pt"/>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8d6b2" style:font-style-asian="normal" style:font-style-complex="normal"/>
    </style:style>
    <style:style style:name="T9" style:family="text">
      <style:text-properties fo:font-style="normal" officeooo:rsid="00494a73" style:font-style-asian="normal" style:font-style-complex="normal"/>
    </style:style>
    <style:style style:name="T10" style:family="text">
      <style:text-properties officeooo:rsid="001a3cf7"/>
    </style:style>
    <style:style style:name="T11" style:family="text">
      <style:text-properties officeooo:rsid="001dccec"/>
    </style:style>
    <style:style style:name="T12" style:family="text">
      <style:text-properties fo:font-weight="normal" style:font-weight-asian="normal" style:font-weight-complex="normal"/>
    </style:style>
    <style:style style:name="T13" style:family="text">
      <style:text-properties fo:font-weight="normal" officeooo:rsid="00226060" style:font-weight-asian="normal" style:font-weight-complex="normal"/>
    </style:style>
    <style:style style:name="T14" style:family="text">
      <style:text-properties fo:font-weight="normal" officeooo:rsid="003d3e8a" style:font-weight-asian="normal" style:font-weight-complex="normal"/>
    </style:style>
    <style:style style:name="T15" style:family="text">
      <style:text-properties fo:color="#000000"/>
    </style:style>
    <style:style style:name="T16" style:family="text">
      <style:text-properties fo:color="#000000" officeooo:rsid="00216785"/>
    </style:style>
    <style:style style:name="T17" style:family="text">
      <style:text-properties fo:color="#000000" fo:font-style="italic" officeooo:rsid="00216785" style:font-style-asian="italic" style:font-style-complex="italic"/>
    </style:style>
    <style:style style:name="T18" style:family="text">
      <style:text-properties fo:color="#000000" fo:font-style="normal" officeooo:rsid="00216785" style:font-style-asian="normal" style:font-style-complex="normal"/>
    </style:style>
    <style:style style:name="T19" style:family="text">
      <style:text-properties fo:color="#000000" style:font-name="Liberation Mono1" fo:font-size="10pt" fo:font-style="italic" officeooo:rsid="00216785" style:font-size-asian="10pt" style:font-style-asian="italic" style:font-size-complex="10pt" style:font-style-complex="italic"/>
    </style:style>
    <style:style style:name="T20" style:family="text">
      <style:text-properties officeooo:rsid="0027eec7"/>
    </style:style>
    <style:style style:name="T21" style:family="text">
      <style:text-properties officeooo:rsid="002a7199"/>
    </style:style>
    <style:style style:name="T22" style:family="text">
      <style:text-properties officeooo:rsid="0030ddb3"/>
    </style:style>
    <style:style style:name="T23" style:family="text">
      <style:text-properties officeooo:rsid="003d3e8a"/>
    </style:style>
    <style:style style:name="T24" style:family="text">
      <style:text-properties style:font-name="Liberation Mono1" fo:font-size="10pt" fo:font-weight="bold" style:font-size-asian="10pt" style:font-weight-asian="bold" style:font-size-complex="10pt" style:font-weight-complex="bold"/>
    </style:style>
    <style:style style:name="T25" style:family="text">
      <style:text-properties style:font-name="Liberation Mono1" fo:font-size="10pt" fo:font-weight="bold" officeooo:rsid="003d3e8a" style:font-size-asian="10pt" style:font-weight-asian="bold" style:font-size-complex="10pt" style:font-weight-complex="bold"/>
    </style:style>
    <style:style style:name="T26" style:family="text">
      <style:text-properties style:font-name="Liberation Mono1" fo:font-size="10pt" style:font-size-asian="10pt" style:font-size-complex="10pt"/>
    </style:style>
    <style:style style:name="T27" style:family="text">
      <style:text-properties style:font-name="Liberation Mono1" fo:font-size="10pt" officeooo:rsid="001a3cf7" style:font-size-asian="10pt" style:font-size-complex="10pt"/>
    </style:style>
    <style:style style:name="T28" style:family="text">
      <style:text-properties style:font-name="Liberation Mono1" fo:font-size="10pt" fo:font-style="normal" style:font-size-asian="10pt" style:font-style-asian="normal" style:font-size-complex="10pt" style:font-style-complex="normal"/>
    </style:style>
    <style:style style:name="T29" style:family="text">
      <style:text-properties style:font-name="Liberation Mono1" fo:font-size="10pt" fo:font-weight="normal" style:font-size-asian="10pt" style:font-weight-asian="normal" style:font-size-complex="10pt" style:font-weight-complex="normal"/>
    </style:style>
    <style:style style:name="T30" style:family="text">
      <style:text-properties officeooo:rsid="003e26f1"/>
    </style:style>
    <style:style style:name="T31" style:family="text">
      <style:text-properties officeooo:rsid="003e897f"/>
    </style:style>
    <style:style style:name="T32" style:family="text">
      <style:text-properties officeooo:rsid="0042e95a"/>
    </style:style>
    <style:style style:name="T33" style:family="text">
      <style:text-properties officeooo:rsid="00434288"/>
    </style:style>
    <style:style style:name="T34" style:family="text">
      <style:text-properties officeooo:rsid="00459cfd"/>
    </style:style>
    <style:style style:name="T35" style:family="text">
      <style:text-properties officeooo:rsid="004898d3"/>
    </style:style>
    <style:style style:name="T36" style:family="text">
      <style:text-properties officeooo:rsid="00494a73"/>
    </style:style>
    <style:style style:name="T37" style:family="text">
      <style:text-properties officeooo:rsid="004e18de"/>
    </style:style>
    <style:style style:name="T38" style:family="text">
      <style:text-properties officeooo:rsid="005776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The QDL Configuration File</text:p>
      <text:p text:style-name="P74">Version 1.0.<text:span text:style-name="T38">3</text:span></text:p>
      <text:h text:style-name="Heading_20_1" text:outline-level="1">Configuration File Basics</text:h>
      <text:p text:style-name="P33">The basic format of the file is</text:p>
      <text:p text:style-name="P33"/>
      <text:p text:style-name="Preformatted_20_Text">&lt;config&gt;</text:p>
      <text:p text:style-name="Preformatted_20_Text"><text:s text:c="3"/>&lt;qdl name=”X”&gt;</text:p>
      <text:p text:style-name="Preformatted_20_Text"><text:s text:c="6"/>&lt;!-- stuff →</text:p>
      <text:p text:style-name="Preformatted_20_Text"><text:s text:c="3"/>&lt;/qdl&gt;</text:p>
      <text:p text:style-name="P68"><text:s text:c="3"/>&lt;qdl name=”<text:span text:style-name="T1">Y”</text:span>&gt;</text:p>
      <text:p text:style-name="P68"><text:s text:c="6"/>&lt;!-- stuff →</text:p>
      <text:p text:style-name="P68"><text:s text:c="3"/>&lt;/qdl&gt;</text:p>
      <text:p text:style-name="P68"><text:s text:c="2"/><text:span text:style-name="T1">&lt;!-- more configurations --&gt;</text:span></text:p>
      <text:p text:style-name="Preformatted_20_Text">&lt;/config&gt;</text:p>
      <text:p text:style-name="Preformatted_20_Text"/>
      <text:p text:style-name="P37">Each file consists of qdl elements which are named. <text:span text:style-name="T11">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7">path/to/file/cfg.xml -name X</text:span></text:p>
      <text:p text:style-name="P61"/>
      <text:p text:style-name="P38"><text:span text:style-name="T8">So the path to the above file is /</text:span>path/to/file/cfg.xml<text:span text:style-name="T8">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8">A</text:span><text:span text:style-name="T7">liases.</text:span><text:bookmark-end text:name="__RefHeading___Toc6814_66498657"/></text:h>
      <text:p text:style-name="P62">You may also make several configurations then refer them using aliases:</text:p>
      <text:p text:style-name="P69">&lt;config&gt;</text:p>
      <text:p text:style-name="P69"><text:s text:c="3"/><text:span text:style-name="T10">&lt;qdl name=”default” alias=”test-mysql-5.4.3”/&gt;</text:span></text:p>
      <text:p text:style-name="P69"><text:s text:c="3"/>&lt;qdl name=”<text:span text:style-name="T10">test-mysql-5.4.3</text:span>”&gt;</text:p>
      <text:p text:style-name="P69"><text:s text:c="6"/>&lt;!-- stuff →</text:p>
      <text:p text:style-name="P69"><text:s text:c="3"/>&lt;/qdl&gt;</text:p>
      <text:p text:style-name="P69"><text:s text:c="3"/>&lt;qdl name=”<text:span text:style-name="T10">test-mysql-6.0”</text:span>&gt;</text:p>
      <text:p text:style-name="P69"><text:s text:c="6"/>&lt;!-- stuff →</text:p>
      <text:p text:style-name="P69"><text:s text:c="3"/>&lt;/qdl&gt;</text:p>
      <text:p text:style-name="P69"><text:s text:c="2"/><text:span text:style-name="T1">&lt;!-- more configurations --&gt;</text:span></text:p>
      <text:p text:style-name="P69">&lt;/config&gt;</text:p>
      <text:p text:style-name="P72"/>
      <text:p text:style-name="Text_20_body">In <text:span text:style-name="T10">this case, there is an alias for the configuration named </text:span><text:span text:style-name="T27">test-mysql-5.4.3</text:span><text:span text:style-name="T10"> and you would simply use the name “default” when referencing it. Later, if you needed to change the configuration to </text:span><text:span text:style-name="T27">test-mysql-6.0</text:span><text:span text:style-name="T10"> you would just change the alias. The idea is that you can set your configuration files (which may be awkward to do on a server, </text:span><text:span text:style-name="T5">e.g</text:span><text:span text:style-name="T10">. especially if this is called by a complex set of startup scripts) and then make changes in the configuration file</text:span></text:p>
      <text:p text:style-name="P39"><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39">Th<text:span text:style-name="T36">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39">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11">&lt;!-- stuff→&gt;</text:span></text:p>
      <text:p text:style-name="P70">&lt;/config&gt;</text:p>
      <text:p text:style-name="Preformatted_20_Text"/>
      <text:p text:style-name="P40">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40">In this case, each version in question has its own set of configurations and a default from each is set. This allows for management of <text:span text:style-name="T4">extremely</text:span><text:span text:style-name="T7"> complex server installs. Then again, you might not need any of it.</text:span></text:p>
      <text:h text:style-name="P76" text:outline-level="1"><text:bookmark-start text:name="__RefHeading___Toc6885_66498657"/>A complete example<text:bookmark-end text:name="__RefHeading___Toc6885_66498657"/></text:h>
      <text:p text:style-name="P54">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36">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55">Assuming that this resides in the file <text:span text:style-name="T26">/</text:span><text:span text:style-name="T28">path/to/cfg.xml,</text:span><text:span text:style-name="T7"> you could invoke the interpreter using this:</text:span> </text:p>
      <text:p text:style-name="P71">java -jar qdl.jar -cfg /<text:span text:style-name="T7">path/to/cfg.xml -name minimal</text:span></text:p>
      <text:h text:style-name="P77" text:outline-level="1"><text:bookmark-start text:name="__RefHeading___Toc6818_66498657"/><text:soft-page-break/>The <text:span text:style-name="T35">Configuration</text:span> <text:span text:style-name="T35">R</text:span>eference<text:bookmark-end text:name="__RefHeading___Toc6818_66498657"/></text:h>
      <text:p text:style-name="P56">Each section corresponds to an entry in the configuration file.</text:p>
      <text:h text:style-name="P78" text:outline-level="1"><text:bookmark-start text:name="__RefHeading___Toc6887_66498657"/><text:span text:style-name="T23">c</text:span>onfig<text:bookmark-end text:name="__RefHeading___Toc6887_66498657"/></text:h>
      <text:p text:style-name="P56">This is the outermost tag and includes at least one qdl tag. This is so all of the qdl configuration can be kept separate in case there are other types of configuration in the file. It has neither attributes nor any other possible entry than qdl elements.</text:p>
      <text:h text:style-name="P78" text:outline-level="1"><text:bookmark-start text:name="__RefHeading___Toc6820_66498657"/>qdl<text:bookmark-end text:name="__RefHeading___Toc6820_66498657"/></text:h>
      <text:h text:style-name="P81" text:outline-level="2"><text:bookmark-start text:name="__RefHeading___Toc6822_66498657"/>Attributes<text:bookmark-end text:name="__RefHeading___Toc6822_66498657"/></text:h>
      <text:p text:style-name="P7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T32">N</text:span>ame</text:p>
          </table:table-cell>
          <table:table-cell table:style-name="Table2.A1" office:value-type="string">
            <text:p text:style-name="P9">Req?</text:p>
          </table:table-cell>
          <table:table-cell table:style-name="Table2.A1" office:value-type="string">
            <text:p text:style-name="P9"><text:span text:style-name="T32">D</text:span>efault</text:p>
          </table:table-cell>
          <table:table-cell table:style-name="Table2.D1" office:value-type="string">
            <text:p text:style-name="P9"><text:span text:style-name="T32">D</text:span>escription</text:p>
          </table:table-cell>
        </table:table-row>
        <table:table-row>
          <table:table-cell table:style-name="Table2.A2" office:value-type="string">
            <text:p text:style-name="P15">debug</text:p>
          </table:table-cell>
          <table:table-cell table:style-name="Table2.A2" office:value-type="string">
            <text:p text:style-name="P9">N</text:p>
          </table:table-cell>
          <table:table-cell table:style-name="Table2.A2" office:value-type="string">
            <text:p text:style-name="P15">false</text:p>
          </table:table-cell>
          <table:table-cell table:style-name="Table2.D2" office:value-type="string">
            <text:p text:style-name="P12">Enable debug mode. This is intended for QDL system programmers and you will see a lot of information about parsing and such. There is really not much of interest and it does not refer to debugging QDL code..</text:p>
          </table:table-cell>
        </table:table-row>
        <table:table-row>
          <table:table-cell table:style-name="Table2.A2" office:value-type="string">
            <text:p text:style-name="P15">enabled</text:p>
          </table:table-cell>
          <table:table-cell table:style-name="Table2.A2" office:value-type="string">
            <text:p text:style-name="P9">N</text:p>
          </table:table-cell>
          <table:table-cell table:style-name="Table2.A2" office:value-type="string">
            <text:p text:style-name="P15">true</text:p>
          </table:table-cell>
          <table:table-cell table:style-name="Table2.D2" office:value-type="string">
            <text:p text:style-name="P12">This <text:span text:style-name="T37">enables/</text:span>disables this configuration, so it will not be loaded.</text:p>
          </table:table-cell>
        </table:table-row>
        <table:table-row>
          <table:table-cell table:style-name="Table2.A2" office:value-type="string">
            <text:p text:style-name="P15">name</text:p>
          </table:table-cell>
          <table:table-cell table:style-name="Table2.A2" office:value-type="string">
            <text:p text:style-name="P15">Y</text:p>
          </table:table-cell>
          <table:table-cell table:style-name="Table2.A2" office:value-type="string">
            <text:p text:style-name="P9">-</text:p>
          </table:table-cell>
          <table:table-cell table:style-name="Table2.D2" office:value-type="string">
            <text:p text:style-name="Text_20_body">(<text:span text:style-name="T2">required</text:span><text:span text:style-name="T13">) The unique identifier for this configuration. </text:span><text:span text:style-name="T14">It can be any string as long as the it is unique in this file.</text:span></text:p>
          </table:table-cell>
        </table:table-row>
        <table:table-row>
          <table:table-cell table:style-name="Table2.A2" office:value-type="string">
            <text:p text:style-name="P15">numeric_digits</text:p>
          </table:table-cell>
          <table:table-cell table:style-name="Table2.A2" office:value-type="string">
            <text:p text:style-name="P15">N</text:p>
          </table:table-cell>
          <table:table-cell table:style-name="Table2.A2" office:value-type="string">
            <text:p text:style-name="P15">50</text:p>
          </table:table-cell>
          <table:table-cell table:style-name="Table2.D2" office:value-type="string">
            <text:p text:style-name="P12">The default precision for decimals</text:p>
          </table:table-cell>
        </table:table-row>
        <table:table-row>
          <table:table-cell table:style-name="Table2.A2" office:value-type="string">
            <text:p text:style-name="P15">server_mode</text:p>
          </table:table-cell>
          <table:table-cell table:style-name="Table2.A2" office:value-type="string">
            <text:p text:style-name="P15">N</text:p>
          </table:table-cell>
          <table:table-cell table:style-name="Table2.A2" office:value-type="string">
            <text:p text:style-name="P15">false</text:p>
          </table:table-cell>
          <table:table-cell table:style-name="Table2.D2" office:value-type="string">
            <text:p text:style-name="P12">Server mode means this is running as part of a server, usually as a scripting language. This turns off things like file I/O, printing, prompting and other features. It is only needed in a specific context.</text:p>
          </table:table-cell>
        </table:table-row>
        <table:table-row>
          <table:table-cell table:style-name="Table2.A2" office:value-type="string">
            <text:p text:style-name="P31">script_path</text:p>
          </table:table-cell>
          <table:table-cell table:style-name="Table2.A2" office:value-type="string">
            <text:p text:style-name="P31">N</text:p>
          </table:table-cell>
          <table:table-cell table:style-name="Table2.A2" office:value-type="string">
            <text:p text:style-name="P15">-</text:p>
          </table:table-cell>
          <table:table-cell table:style-name="Table2.D2" office:value-type="string">
            <text:p text:style-name="P32">A colon separated list of paths (including virtual file system paths) to be searched do scripts. This effects the script_run and script_load commands.</text:p>
          </table:table-cell>
        </table:table-row>
      </table:table>
      <text:h text:style-name="P82" text:outline-level="2"><text:bookmark-start text:name="__RefHeading___Toc6824_66498657"/>boot_script<text:bookmark-end text:name="__RefHeading___Toc6824_66498657"/></text:h>
      <text:p text:style-name="P63">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11">L</text:span>ogging<text:bookmark-end text:name="__RefHeading___Toc6826_66498657"/></text:h>
      <text:h text:style-name="Heading_20_3" text:outline-level="3"><text:bookmark-start text:name="__RefHeading___Toc6837_66498657"/>Attributes<text:bookmark-end text:name="__RefHeading___Toc6837_66498657"/></text:h>
      <text:p text:style-name="P36"/>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8"><text:span text:style-name="T32">N</text:span>ame</text:p>
          </table:table-cell>
          <table:table-cell table:style-name="Table3.A1" office:value-type="string">
            <text:p text:style-name="P8">Req?</text:p>
          </table:table-cell>
          <table:table-cell table:style-name="Table3.A1" office:value-type="string">
            <text:p text:style-name="P8"><text:span text:style-name="T32">D</text:span>efault</text:p>
          </table:table-cell>
          <table:table-cell table:style-name="Table3.D1" office:value-type="string">
            <text:p text:style-name="P2"><text:span text:style-name="T32">D</text:span>escription</text:p>
          </table:table-cell>
        </table:table-row>
        <text:soft-page-break/>
        <table:table-row table:style-name="Table3.2">
          <table:table-cell table:style-name="Table3.A2" office:value-type="string">
            <text:p text:style-name="P17">disableLog4j</text:p>
          </table:table-cell>
          <table:table-cell table:style-name="Table3.A2" office:value-type="string">
            <text:p text:style-name="P18">N</text:p>
          </table:table-cell>
          <table:table-cell table:style-name="Table3.A2" office:value-type="string">
            <text:p text:style-name="P18">true</text:p>
          </table:table-cell>
          <table:table-cell table:style-name="Table3.D2" office:value-type="string">
            <text:p text:style-name="P16">Log 4 Java is a common utility. Unfortunately many projects which QDL relies on use it and if they are misconfigured, then you may get extremely strange messages about missing log4j files <text:span text:style-name="T23">or inscrutable output about things you’ve never heard of</text:span>. Setting this to <text:span text:style-name="T2">true</text:span><text:span text:style-name="T12"> will hunt down </text:span><text:span text:style-name="T14">all</text:span><text:span text:style-name="T12"> instance</text:span><text:span text:style-name="T14">s</text:span><text:span text:style-name="T12"> and terminate them. </text:span><text:s/></text:p>
          </table:table-cell>
        </table:table-row>
        <table:table-row>
          <table:table-cell table:style-name="Table3.A2" office:value-type="string">
            <text:p text:style-name="P17">logFileCount</text:p>
          </table:table-cell>
          <table:table-cell table:style-name="Table3.A2" office:value-type="string">
            <text:p text:style-name="P18">N</text:p>
          </table:table-cell>
          <table:table-cell table:style-name="Table3.A2" office:value-type="string">
            <text:p text:style-name="P18">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table-cell table:style-name="Table3.A2" office:value-type="string">
            <text:p text:style-name="P17">logFileName</text:p>
          </table:table-cell>
          <table:table-cell table:style-name="Table3.A2" office:value-type="string">
            <text:p text:style-name="P18">N</text:p>
          </table:table-cell>
          <table:table-cell table:style-name="Table3.A2" office:value-type="string">
            <text:p text:style-name="P18"><text:span text:style-name="T32">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table-cell table:style-name="Table3.A2" office:value-type="string">
            <text:p text:style-name="P17">logName</text:p>
          </table:table-cell>
          <table:table-cell table:style-name="Table3.A2" office:value-type="string">
            <text:p text:style-name="P18">N</text:p>
          </table:table-cell>
          <table:table-cell table:style-name="Table3.A2" office:value-type="string">
            <text:p text:style-name="P18">qdl</text:p>
          </table:table-cell>
          <table:table-cell table:style-name="Table3.D2" office:value-type="string">
            <text:p text:style-name="Table_20_Contents">The name prepended to each entry in the log file. This is especially useful if several <text:span text:style-name="T20">programs</text:span> are running and <text:span text:style-name="T20">share </text:span>a single location – <text:span text:style-name="T20">a frequent occurrence on a server.</text:span></text:p>
          </table:table-cell>
        </table:table-row>
        <table:table-row>
          <table:table-cell table:style-name="Table3.A2" office:value-type="string">
            <text:p text:style-name="P17">logSize</text:p>
          </table:table-cell>
          <table:table-cell table:style-name="Table3.A2" office:value-type="string">
            <text:p text:style-name="P18">N</text:p>
          </table:table-cell>
          <table:table-cell table:style-name="Table3.A2" office:value-type="string">
            <text:p text:style-name="P18">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
      <text:p text:style-name="P64"/>
      <text:p text:style-name="Heading">Example</text:p>
      <text:p text:style-name="Preformatted_20_Text"><text:s text:c="3"/><text:span text:style-name="T23">&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43">This sets the relative file to <text:span text:style-name="T24">home_dir</text:span><text:span text:style-name="T29">/log/qdl.log</text:span><text:span text:style-name="T12">,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Heading_20_1" text:outline-level="1"><text:bookmark-start text:name="__RefHeading___Toc6828_66498657"/>virtual_file_systems<text:bookmark-end text:name="__RefHeading___Toc6828_66498657"/></text:h>
      <text:p text:style-name="Text_20_body">This <text:span text:style-name="T23">tag has no attributes but server to hold all of the vfs elements. </text:span></text:p>
      <text:h text:style-name="Heading_20_2" text:outline-level="2"><text:bookmark-start text:name="__RefHeading___Toc6853_66498657"/><text:span text:style-name="T23">v</text:span>fs<text:bookmark-end text:name="__RefHeading___Toc6853_66498657"/></text:h>
      <text:p text:style-name="P45">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44"/>
      <table:table table:name="Table4" table:style-name="Table4">
        <table:table-column table:style-name="Table4.A"/>
        <table:table-column table:style-name="Table4.B"/>
        <table:table-column table:style-name="Table4.A"/>
        <table:table-column table:style-name="Table4.D"/>
        <table:table-row>
          <table:table-cell table:style-name="Table4.A1" office:value-type="string">
            <text:p text:style-name="P7"><text:span text:style-name="T32">N</text:span>ame</text:p>
          </table:table-cell>
          <table:table-cell table:style-name="Table4.A1" office:value-type="string">
            <text:p text:style-name="P7">Req?</text:p>
          </table:table-cell>
          <table:table-cell table:style-name="Table4.A1" office:value-type="string">
            <text:p text:style-name="P7"><text:span text:style-name="T32">D</text:span>efault</text:p>
          </table:table-cell>
          <table:table-cell table:style-name="Table4.D1" office:value-type="string">
            <text:p text:style-name="P7"><text:span text:style-name="T32">D</text:span>escription</text:p>
          </table:table-cell>
        </table:table-row>
        <table:table-row>
          <table:table-cell table:style-name="Table4.A2" office:value-type="string">
            <text:p text:style-name="P19">type</text:p>
          </table:table-cell>
          <table:table-cell table:style-name="Table4.A2" office:value-type="string">
            <text:p text:style-name="P22">Y</text:p>
          </table:table-cell>
          <table:table-cell table:style-name="Table4.A2" office:value-type="string">
            <text:p text:style-name="P14">false</text:p>
          </table:table-cell>
          <table:table-cell table:style-name="Table4.D2" office:value-type="string">
            <text:p text:style-name="P20">The type of file system. This refers to the implementation. <text:span text:style-name="T23">See below</text:span></text:p>
          </table:table-cell>
        </table:table-row>
        <text:soft-page-break/>
        <table:table-row>
          <table:table-cell table:style-name="Table4.A2" office:value-type="string">
            <text:p text:style-name="P19">access</text:p>
          </table:table-cell>
          <table:table-cell table:style-name="Table4.A2" office:value-type="string">
            <text:p text:style-name="P22">N</text:p>
          </table:table-cell>
          <table:table-cell table:style-name="Table4.A2" office:value-type="string">
            <text:p text:style-name="P22">r</text:p>
          </table:table-cell>
          <table:table-cell table:style-name="Table4.D2" office:value-type="string">
            <text:p text:style-name="P20">The permissions for this file system. “r” refers to readable and “w” to writeable, so to have read and write access, you need to set this to “rw”. </text:p>
          </table:table-cell>
        </table:table-row>
      </table:table>
      <text:h text:style-name="Heading_20_3" text:outline-level="3"/>
      <text:h text:style-name="P80" text:outline-level="3"><text:bookmark-start text:name="__RefHeading___Toc6857_66498657"/>Supported virtual file system types<text:bookmark-end text:name="__RefHeading___Toc6857_66498657"/></text:h>
      <text:p text:style-name="P47">The supported types are</text:p>
      <text:list xml:id="list1106239419" text:style-name="L1">
        <text:list-item>
          <text:p text:style-name="P75">pass_through – passes through to the underlying file system. </text:p>
        </text:list-item>
        <text:list-item>
          <text:p text:style-name="P75">memory – only in memory</text:p>
        </text:list-item>
        <text:list-item>
          <text:p text:style-name="P75">mysql – backed by a mysql database</text:p>
        </text:list-item>
        <text:list-item>
          <text:p text:style-name="P75">zip – a mounted zip file. This is always read only, but allows you to treat the file as if it were just another directory.</text:p>
        </text:list-item>
      </text:list>
      <text:p text:style-name="P47">Each type has specific configuration parameters that are detailed below.</text:p>
      <text:h text:style-name="Heading_20_3" text:outline-level="3"><text:bookmark-start text:name="__RefHeading___Toc6859_66498657"/>Scheme<text:bookmark-end text:name="__RefHeading___Toc6859_66498657"/></text:h>
      <text:p text:style-name="P45">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mount_point<text:bookmark-end text:name="__RefHeading___Toc6861_66498657"/></text:h>
      <text:p text:style-name="P46"><text:span text:style-name="T21">Where in the virtual file system you want this mounted. So if this is mounted at /</text:span>A/B<text:span text:style-name="T21"> then all paths that start with scheme#/A/B will be resolved in to this file system</text:span></text:p>
      <text:p text:style-name="P57">Supported virtual file system types</text:p>
      <text:p text:style-name="P58">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47">A pass-through virtual file system effectively treats a directory on the system as if it were its own separate file system. Note that since in server mode there is not direct access to the underlying file system (server<text:span text:style-name="T36">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p>
      <text:h text:style-name="Heading_20_3" text:outline-level="3"><text:bookmark-start text:name="__RefHeading___Toc6865_66498657"/>root_dir<text:bookmark-end text:name="__RefHeading___Toc6865_66498657"/></text:h>
      <text:p text:style-name="P49">The absolute path to the directory that is the root of this VFS.</text:p>
      <text:p text:style-name="Heading"><text:soft-page-break/>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48">In this case, the directory <text:s/><text:span text:style-name="T26">/home/ncsa/dev/qdl</text:span> is on the server and that will be mounted in the VFS at <text:span text:style-name="T26">/pt</text:span>. The system is read-only. <text:span text:style-name="T23">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23">m</text:span>emory<text:bookmark-end text:name="__RefHeading___Toc6867_66498657"/></text:h>
      <text:p text:style-name="P50">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text:p>
      <text:p text:style-name="Heading">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50"/>
      <text:p text:style-name="P50">In this case, a in-memory VFS will be created and mounted at /ramdisk. </text:p>
      <text:h text:style-name="Heading_20_2" text:outline-level="2"><text:bookmark-start text:name="__RefHeading___Toc6869_66498657"/><text:span text:style-name="T23">m</text:span>ysql<text:bookmark-end text:name="__RefHeading___Toc6869_66498657"/></text:h>
      <text:p text:style-name="P51">This is for a VFS backed by a mysql database. This has a separate connection element whose attributes are</text:p>
      <text:p text:style-name="P66"><text:s text:c="8"/><text:span text:style-name="T3">&lt;!ATTLIST mysql</text:span></text:p>
      <text:p text:style-name="P66"><text:s text:c="16"/><text:span text:style-name="T3">username CDATA #REQUIRED</text:span></text:p>
      <text:p text:style-name="P66"><text:s text:c="16"/><text:span text:style-name="T3">password CDATA #REQUIRED</text:span></text:p>
      <text:p text:style-name="P66"><text:s text:c="16"/><text:span text:style-name="T3">schema CDATA #REQUIRED</text:span></text:p>
      <text:p text:style-name="P66"><text:s text:c="16"/><text:span text:style-name="T3">tablename CDATA #REQUIRED</text:span></text:p>
      <text:p text:style-name="P66"><text:s text:c="16"/><text:span text:style-name="T3">parameters CDATA #REQUIRED&gt;</text:span></text:p>
      <text:p text:style-name="P65"/>
      <text:p text:style-name="P5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text:span text:style-name="T32">N</text:span>ame</text:p>
          </table:table-cell>
          <table:table-cell table:style-name="Table5.A1" office:value-type="string">
            <text:p text:style-name="P4">Req?</text:p>
          </table:table-cell>
          <table:table-cell table:style-name="Table5.A1" office:value-type="string">
            <text:p text:style-name="P4"><text:span text:style-name="T32">D</text:span>efault</text:p>
          </table:table-cell>
          <table:table-cell table:style-name="Table5.D1" office:value-type="string">
            <text:p text:style-name="P4"><text:span text:style-name="T32">D</text:span>escription</text:p>
          </table:table-cell>
        </table:table-row>
        <table:table-row>
          <table:table-cell table:style-name="Table5.A2" office:value-type="string">
            <text:p text:style-name="P24">username</text:p>
          </table:table-cell>
          <table:table-cell table:style-name="Table5.A2" office:value-type="string">
            <text:p text:style-name="P21">Y</text:p>
          </table:table-cell>
          <table:table-cell table:style-name="Table5.A2" office:value-type="string">
            <text:p text:style-name="P13">-</text:p>
          </table:table-cell>
          <table:table-cell table:style-name="Table5.D2" office:value-type="string">
            <text:p text:style-name="P23">The name of the user with permission to access this database</text:p>
          </table:table-cell>
        </table:table-row>
        <table:table-row>
          <table:table-cell table:style-name="Table5.A2" office:value-type="string">
            <text:p text:style-name="P24">password</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password of the user </text:p>
          </table:table-cell>
        </table:table-row>
        <text:soft-page-break/>
        <table:table-row>
          <table:table-cell table:style-name="Table5.A2" office:value-type="string">
            <text:p text:style-name="P24">schema</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schema (name of the database) that the table resides in</text:p>
          </table:table-cell>
        </table:table-row>
        <table:table-row>
          <table:table-cell table:style-name="Table5.A2" office:value-type="string">
            <text:p text:style-name="P24">tablename</text:p>
          </table:table-cell>
          <table:table-cell table:style-name="Table5.A2" office:value-type="string">
            <text:p text:style-name="P24">Y</text:p>
          </table:table-cell>
          <table:table-cell table:style-name="Table5.A2" office:value-type="string">
            <text:p text:style-name="P13">-</text:p>
          </table:table-cell>
          <table:table-cell table:style-name="Table5.D2" office:value-type="string">
            <text:p text:style-name="P23">The name of the table</text:p>
          </table:table-cell>
        </table:table-row>
        <table:table-row>
          <table:table-cell table:style-name="Table5.A2" office:value-type="string">
            <text:p text:style-name="P24">parameters</text:p>
          </table:table-cell>
          <table:table-cell table:style-name="Table5.A2" office:value-type="string">
            <text:p text:style-name="P24">N</text:p>
          </table:table-cell>
          <table:table-cell table:style-name="Table5.A2" office:value-type="string">
            <text:p text:style-name="P13">-</text:p>
          </table:table-cell>
          <table:table-cell table:style-name="Table5.D2" office:value-type="string">
            <text:p text:style-name="P23">Additional connection parameters. These may or may not be required and vary based on how the database system is configured.</text:p>
          </table:table-cell>
        </table:table-row>
      </table:table>
      <text:p text:style-name="P51"/>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22">qdl-user</text:span>"</text:p>
      <text:p text:style-name="Preformatted_20_Text"><text:s text:c="11"/>password="<text:span text:style-name="T22">w00fw00f</text:span>"</text:p>
      <text:p text:style-name="Preformatted_20_Text"><text:s text:c="11"/>schema="<text:span text:style-name="T22">qdl</text:span>"</text:p>
      <text:p text:style-name="Preformatted_20_Text"><text:s text:c="11"/>tablename="vfs_<text:span text:style-name="T22">table</text:span>"</text:p>
      <text:p text:style-name="Preformatted_20_Text"><text:s text:c="11"/>parameters="useJDBCCompliantTimezoneShift=true"/&gt;</text:p>
      <text:p text:style-name="Preformatted_20_Text"><text:s/>&lt;/vfs&gt;</text:p>
      <text:p text:style-name="Preformatted_20_Text"/>
      <text:p text:style-name="Text_20_body"><text:span text:style-name="T22">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23">z</text:span>ip<text:bookmark-end text:name="__RefHeading___Toc6871_66498657"/></text:h>
      <text:p text:style-name="P52">This mounts a zip (compressed file, also includes java jar files). Due to the internal structure of such files, they cannot be made writeable. <text:span text:style-name="T36">(In point of fact, the entire file has to be recompressed an rewritten with each update because zip files keep a table of things that have been compressed. This means while we </text:span><text:span text:style-name="T6">could</text:span><text:span text:style-name="T9"> make one writeable, the overhead and performance are miserable as an active file system.</text:span><text:span text:style-name="T36">) </text:span>There is one additional parameter required:</text:p>
      <text:h text:style-name="Heading_20_3" text:outline-level="3"><text:bookmark-start text:name="__RefHeading___Toc6873_66498657"/>zip_file<text:bookmark-end text:name="__RefHeading___Toc6873_66498657"/></text:h>
      <text:p text:style-name="P52">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52">In this case, the file located at <text:span text:style-name="T26">/home/ncsa/dev/resources/vfs-test/vfs-test.zip</text:span> will be mounted in the VFS at <text:span text:style-name="T26">/zip</text:span>.</text:p>
      <text:h text:style-name="Heading_20_1" text:outline-level="1"><text:bookmark-start text:name="__RefHeading___Toc6830_66498657"/><text:soft-page-break/><text:span text:style-name="T23">m</text:span>odules<text:bookmark-end text:name="__RefHeading___Toc6830_66498657"/></text:h>
      <text:p text:style-name="P58">This element simply holds module elements and has no attributes or other elements.</text:p>
      <text:h text:style-name="Heading_20_2" text:outline-level="2"><text:bookmark-start text:name="__RefHeading___Toc6875_66498657"/><text:span text:style-name="T23">M</text:span>odule<text:bookmark-end text:name="__RefHeading___Toc6875_66498657"/></text:h>
      <text:p text:style-name="Text_20_body"><text:span text:style-name="T23">A module is an encapsulated unit of code. You may write them in QDL using the </text:span><text:span text:style-name="T25">module[]body[] </text:span><text:span text:style-name="T30">construct or you can also write them in Java and import them. </text:span></text:p>
      <text:h text:style-name="Heading_20_3" text:outline-level="3"><text:bookmark-start text:name="__RefHeading___Toc6889_66498657"/>Attribute<text:span text:style-name="T23">s</text:span><text:bookmark-end text:name="__RefHeading___Toc6889_66498657"/></text:h>
      <text:p text:style-name="P5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text:span text:style-name="T30">N</text:span>ame</text:p>
          </table:table-cell>
          <table:table-cell table:style-name="Table6.A1" office:value-type="string">
            <text:p text:style-name="P5">Req?</text:p>
          </table:table-cell>
          <table:table-cell table:style-name="Table6.A1" office:value-type="string">
            <text:p text:style-name="P5"><text:span text:style-name="T30">D</text:span>efault</text:p>
          </table:table-cell>
          <table:table-cell table:style-name="Table6.D1" office:value-type="string">
            <text:p text:style-name="P3"><text:span text:style-name="T30">D</text:span>escription</text:p>
          </table:table-cell>
        </table:table-row>
        <table:table-row>
          <table:table-cell table:style-name="Table6.A2" office:value-type="string">
            <text:p text:style-name="P26">typ<text:span text:style-name="T30">e</text:span></text:p>
          </table:table-cell>
          <table:table-cell table:style-name="Table6.A2" office:value-type="string">
            <text:p text:style-name="P26">Y</text:p>
          </table:table-cell>
          <table:table-cell table:style-name="Table6.A2" office:value-type="string">
            <text:p text:style-name="P5">-</text:p>
          </table:table-cell>
          <table:table-cell table:style-name="Table6.D2" office:value-type="string">
            <text:p text:style-name="P11">Enable echoing of all single lines. Effectively this means when you enter a single line, any needed ; is added to the end and if there is output, the result is displayed</text:p>
          </table:table-cell>
        </table:table-row>
        <table:table-row>
          <table:table-cell table:style-name="Table6.A2" office:value-type="string">
            <text:p text:style-name="P26">import_on_start</text:p>
          </table:table-cell>
          <table:table-cell table:style-name="Table6.A2" office:value-type="string">
            <text:p text:style-name="P26">N</text:p>
          </table:table-cell>
          <table:table-cell table:style-name="Table6.A2" office:value-type="string">
            <text:p text:style-name="P26">F</text:p>
          </table:table-cell>
          <table:table-cell table:style-name="Table6.D2" office:value-type="string">
            <text:p text:style-name="P25">Load this when the system starts. This means it will be instantly available to the user. Otherwise it will have to wait for use until the user calls the import function.</text:p>
          </table:table-cell>
        </table:table-row>
      </table:table>
      <text:p text:style-name="P67"/>
      <text:h text:style-name="Heading_20_3" text:outline-level="3"><text:bookmark-start text:name="__RefHeading___Toc6877_66498657"/>class_name<text:bookmark-end text:name="__RefHeading___Toc6877_66498657"/></text:h>
      <text:p text:style-name="P53">(Java only modules) the name of the module. This must have a no-argument constructor and conform to the requirements for a java module.</text:p>
      <text:h text:style-name="Heading_20_3" text:outline-level="3"><text:bookmark-start text:name="__RefHeading___Toc6879_66498657"/><text:span text:style-name="T31">p</text:span>ath<text:bookmark-end text:name="__RefHeading___Toc6879_66498657"/></text:h>
      <text:p text:style-name="P53">(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53">In this case, two modules are <text:span text:style-name="T31">loaded</text:span>. <text:span text:style-name="T31">The java module is imported but the qdl module is not. </text:span><text:s/></text:p>
      <text:h text:style-name="P79" text:outline-level="1"><text:bookmark-start text:name="__RefHeading___Toc6881_66498657"/><text:span text:style-name="T33">w</text:span>orkspace<text:bookmark-end text:name="__RefHeading___Toc6881_66498657"/></text:h>
      <text:p text:style-name="P60">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text:span text:style-name="T32">N</text:span>ame</text:p>
          </table:table-cell>
          <table:table-cell table:style-name="Table1.A1" office:value-type="string">
            <text:p text:style-name="P6">Req?</text:p>
          </table:table-cell>
          <table:table-cell table:style-name="Table1.A1" office:value-type="string">
            <text:p text:style-name="P6"><text:span text:style-name="T32">D</text:span>efault</text:p>
          </table:table-cell>
          <table:table-cell table:style-name="Table1.D1" office:value-type="string">
            <text:p text:style-name="P1"><text:span text:style-name="T32">D</text:span>escription</text:p>
          </table:table-cell>
        </table:table-row>
        <table:table-row>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0">Enable echoing of all single lines. Effectively this means when you enter a single line, any needed ; is added to the end and if there is output, the result is displayed</text:p>
          </table:table-cell>
        </table:table-row>
        <table:table-row>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0">Be chatty during operation. This prints out extra information.</text:p>
          </table:table-cell>
        </table:table-row>
        <table:table-row>
          <table:table-cell table:style-name="Table1.A2" office:value-type="string">
            <text:p text:style-name="P27">showBanner</text:p>
          </table:table-cell>
          <table:table-cell table:style-name="Table1.A2" office:value-type="string">
            <text:p text:style-name="P27">N</text:p>
          </table:table-cell>
          <table:table-cell table:style-name="Table1.A2" office:value-type="string">
            <text:p text:style-name="P27">true</text:p>
          </table:table-cell>
          <table:table-cell table:style-name="Table1.D2" office:value-type="string">
            <text:p text:style-name="P28">Show the banner at workspace startup. <text:span text:style-name="T34">Only a minimal startup message will be shown so you know the workspace started normally.</text:span></text:p>
          </table:table-cell>
        </table:table-row>
        <table:table-row>
          <table:table-cell table:style-name="Table1.A2" office:value-type="string">
            <text:p text:style-name="P27">prettyPrint</text:p>
          </table:table-cell>
          <table:table-cell table:style-name="Table1.A2" office:value-type="string">
            <text:p text:style-name="P29">N</text:p>
          </table:table-cell>
          <table:table-cell table:style-name="Table1.A2" office:value-type="string">
            <text:p text:style-name="P29">false</text:p>
          </table:table-cell>
          <table:table-cell table:style-name="Table1.D2" office:value-type="string">
            <text:p text:style-name="P30">Turn on vertical printing of stems by default.</text:p>
          </table:table-cell>
        </table:table-row>
      </table:table>
      <text:p text:style-name="P42"/>
      <text:h text:style-name="Heading_20_2" text:outline-level="2"><text:bookmark-start text:name="__RefHeading___Toc6841_66498657"/>home_dir<text:bookmark-end text:name="__RefHeading___Toc6841_66498657"/></text:h>
      <text:p text:style-name="P41">This is the root directory for this session. All relative files paths will be resolved against it.</text:p>
      <text:h text:style-name="Heading_20_2" text:outline-level="2"><text:bookmark-start text:name="__RefHeading___Toc6843_66498657"/><text:span text:style-name="T11">e</text:span>nv<text:bookmark-end text:name="__RefHeading___Toc6843_66498657"/></text:h>
      <text:p text:style-name="P41">This is the environment file. It is a standard java properties file and once the workspace is up and running, the contents can be seen by issuing </text:p>
      <text:p text:style-name="P41">)env</text:p>
      <text:p text:style-name="P59">Read up in the qdl workspace reference more about hos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 text:c="9"/>&lt;env&gt;etc/qdl.properties&lt;/env&gt;</text:p>
      <text:p text:style-name="Preformatted_20_Text"><text:s text:c="4"/>&lt;/workspace&gt;<text:line-break/></text:p>
      <text:p text:style-name="P34"><text:span text:style-name="T15"><text:s/></text:span><text:span text:style-name="T16">Note that the home directory is set, so that the environment file is resolved against it, </text:span><text:span text:style-name="T17">viz., </text:span><text:span text:style-name="T18"><text:s/>the environment file, being relative (so it does not start with a “/” </text:span>)<text:span text:style-name="T17"> </text:span>is assumed to be at<text:span text:style-name="T17"> </text:span><text:span text:style-name="T19">/</text:span><text:span text:style-name="T26">home/ncsa/dev/qdl/etc/qdl.properties</text:span></text:p>
      <text:p text:style-name="P34"/>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8.852947387</meta:creation-date>
    <dc:date>2020-05-29T14:26:51.504489261</dc:date>
    <meta:editing-duration>P16DT4H4M24S</meta:editing-duration>
    <meta:editing-cycles>43</meta:editing-cycles>
    <meta:generator>LibreOffice/6.0.7.3$Linux_X86_64 LibreOffice_project/00m0$Build-3</meta:generator>
    <meta:document-statistic meta:table-count="6" meta:image-count="0" meta:object-count="0" meta:page-count="9" meta:paragraph-count="309" meta:word-count="2149" meta:character-count="14139" meta:non-whitespace-character-count="11580"/>
  </office:meta>
</office:document-meta>
</file>